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7b2" officeooo:paragraph-rsid="000837b2"/>
    </style:style>
    <style:style style:name="P2" style:family="paragraph" style:parent-style-name="Standard">
      <style:text-properties officeooo:rsid="000837b2" officeooo:paragraph-rsid="000be7a1"/>
    </style:style>
    <style:style style:name="P3" style:family="paragraph" style:parent-style-name="Standard">
      <style:text-properties officeooo:rsid="000837b2" officeooo:paragraph-rsid="001a0596"/>
    </style:style>
    <style:style style:name="P4" style:family="paragraph" style:parent-style-name="Standard">
      <style:text-properties officeooo:rsid="000837b2" officeooo:paragraph-rsid="00201402"/>
    </style:style>
    <style:style style:name="P5" style:family="paragraph" style:parent-style-name="Standard">
      <style:text-properties officeooo:rsid="000837b2" officeooo:paragraph-rsid="002b3cde"/>
    </style:style>
    <style:style style:name="P6" style:family="paragraph" style:parent-style-name="Standard">
      <style:text-properties officeooo:rsid="000837b2" officeooo:paragraph-rsid="0012f32d"/>
    </style:style>
    <style:style style:name="P7" style:family="paragraph" style:parent-style-name="Standard">
      <style:text-properties officeooo:rsid="000be7a1" officeooo:paragraph-rsid="000be7a1"/>
    </style:style>
    <style:style style:name="P8" style:family="paragraph" style:parent-style-name="Standard">
      <style:text-properties officeooo:rsid="00301443" officeooo:paragraph-rsid="00301443"/>
    </style:style>
    <style:style style:name="P9" style:family="paragraph" style:parent-style-name="Standard">
      <style:text-properties officeooo:paragraph-rsid="00301443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837b2" officeooo:paragraph-rsid="000837b2"/>
    </style:style>
    <style:style style:name="P11" style:family="paragraph" style:parent-style-name="Standard">
      <style:text-properties officeooo:rsid="000837b2" officeooo:paragraph-rsid="000be7a1"/>
    </style:style>
    <style:style style:name="P12" style:family="paragraph" style:parent-style-name="Standard">
      <style:text-properties officeooo:rsid="000837b2" officeooo:paragraph-rsid="00463549"/>
    </style:style>
    <style:style style:name="P13" style:family="paragraph" style:parent-style-name="Standard">
      <style:text-properties officeooo:rsid="00451379" officeooo:paragraph-rsid="00451379"/>
    </style:style>
    <style:style style:name="P14" style:family="paragraph" style:parent-style-name="Standard">
      <style:text-properties officeooo:rsid="0043c1af" officeooo:paragraph-rsid="00451379"/>
    </style:style>
    <style:style style:name="T1" style:family="text">
      <style:text-properties officeooo:rsid="00184b2e"/>
    </style:style>
    <style:style style:name="T2" style:family="text">
      <style:text-properties officeooo:rsid="0029bc88"/>
    </style:style>
    <style:style style:name="T3" style:family="text">
      <style:text-properties officeooo:rsid="002eb770"/>
    </style:style>
    <style:style style:name="T4" style:family="text">
      <style:text-properties officeooo:rsid="002ede83"/>
    </style:style>
    <style:style style:name="T5" style:family="text">
      <style:text-properties officeooo:rsid="00301443"/>
    </style:style>
    <style:style style:name="T6" style:family="text">
      <style:text-properties officeooo:rsid="0039073c"/>
    </style:style>
    <style:style style:name="T7" style:family="text">
      <style:text-properties officeooo:rsid="003a28b7"/>
    </style:style>
    <style:style style:name="T8" style:family="text">
      <style:text-properties officeooo:rsid="003a81fe"/>
    </style:style>
    <style:style style:name="T9" style:family="text">
      <style:text-properties officeooo:rsid="003dcbda"/>
    </style:style>
    <style:style style:name="T10" style:family="text">
      <style:text-properties officeooo:rsid="00083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 file lên BitNemo:</text:p>
      <text:p text:style-name="P3">scp /home/datquocngo/DCS/gtse2/dcs/dcs.template/target/dcs.template.jar <text:a xlink:type="simple" xlink:href="mailto:ngodat@42.112.18.51" text:style-name="Internet_20_link" text:visited-style-name="Visited_20_Internet_20_Link">ngodat@42.112.18.51</text:a>:/home/admin/server.dcs</text:p>
      <text:p text:style-name="P3">ssh <text:a xlink:type="simple" xlink:href="mailto:ngodat@42.112.18.51" text:style-name="Internet_20_link" text:visited-style-name="Visited_20_Internet_20_Link">n</text:a><text:a xlink:type="simple" xlink:href="mailto:ngodat@42.112.18.51" text:style-name="Internet_20_link" text:visited-style-name="Visited_20_Internet_20_Link">godat@42.112.18.51</text:a> -<text:span text:style-name="T4">p 16844</text:span></text:p>
      <text:p text:style-name="P4">D4tNg0@<text:span text:style-name="T7">0</text:span>19</text:p>
      <text:p text:style-name="P1">rm – rf dcs.event_download.jar</text:p>
      <text:p text:style-name="P1">---------------------------------------------------------------------------------------------------------</text:p>
      <text:p text:style-name="P1">Up file từ BitNemo lên Vision: </text:p>
      <text:p text:style-name="P1">ssh <text:a xlink:type="simple" xlink:href="mailto:vision@89.238.158.198" text:style-name="Internet_20_link" text:visited-style-name="Visited_20_Internet_20_Link">v</text:a><text:a xlink:type="simple" xlink:href="mailto:vision@89.238.158.198" text:style-name="Internet_20_link" text:visited-style-name="Visited_20_Internet_20_Link">ision@89.238.158.198</text:a></text:p>
      <text:p text:style-name="P12"><text:bookmark-start text:name="__DdeLink__156_4262436714"/>BrakeBlackburnTruck!<text:bookmark-end text:name="__DdeLink__156_4262436714"/></text:p>
      <text:p text:style-name="P1">scp /home/ngodat/albatross/dcs.template.jar vision@89.238.158.198:/home/vision</text:p>
      <text:p text:style-name="P2">---------------------------------------------------------------------------------------------------------</text:p>
      <text:p text:style-name="P7">mysql:</text:p>
      <text:p text:style-name="P7">root</text:p>
      <text:p text:style-name="P10">vIsi0n2018Tr4cking@#!</text:p>
      <text:p text:style-name="P2">sudo nohup <text:s/>grep -i -r 'QR' ./logs/albatross.log.*.log</text:p>
      <text:p text:style-name="P2">sudo vi dcservers/dcserver_<text:span text:style-name="T1">template</text:span>.xml</text:p>
      <text:p text:style-name="P2">./bin/psjava </text:p>
      <text:p text:style-name="P2">sudo ./bin/runserver.sh -s albatross</text:p>
      <text:p text:style-name="P2"/>
      <text:p text:style-name="P9"><text:span text:style-name="T5">Lấy file log ra web </text:span><text:a xlink:type="simple" xlink:href="http://89.238.158.198/download/logs_al/" text:style-name="Internet_20_link" text:visited-style-name="Visited_20_Internet_20_Link">http://89.238.158.198/download/logs_al/</text:a></text:p>
      <text:p text:style-name="P8">Tạo thư mục</text:p>
      <text:p text:style-name="P6">sudo mkdir /usr/local/tomcat_gts/webapps/download/logs_al</text:p>
      <text:p text:style-name="P8">Copy file sang</text:p>
      <text:p text:style-name="P6">sudo cp albatross.log.20191031* /usr/local/tomcat_gts/webapps/download/logs_al/</text:p>
      <text:p text:style-name="P2"/>
      <text:p text:style-name="P5">ssh -L <text:span text:style-name="T3">3307</text:span>:127.0.0.1:<text:span text:style-name="T3">3306</text:span> <text:a xlink:type="simple" xlink:href="mailto:ngodat@42.112.18.51" text:style-name="Internet_20_link" text:visited-style-name="Visited_20_Internet_20_Link">ngodat@42.112.18.51</text:a> -<text:span text:style-name="T2">p 16844</text:span></text:p>
      <text:p text:style-name="P2">ssh -L <text:span text:style-name="T3">3307</text:span>:127.0.0.1:3306 <text:a xlink:type="simple" xlink:href="mailto:vision@89.238.158.198" text:style-name="Internet_20_link" text:visited-style-name="Visited_20_Internet_20_Link">vision@89.238.158.198</text:a></text:p>
      <text:p text:style-name="P2">sudo cp logs/albatross.log.201910070* ../tomcat_gts/webapps/ROOT/</text:p>
      <text:p text:style-name="P2"/>
      <text:p text:style-name="P2"><text:span text:style-name="T6">sudo </text:span>ssh -L 23:127.0.0.1:23 ngodat@server.bitnemo.vn -p 16844</text:p>
      <text:p text:style-name="P2"><text:span text:style-name="T6">sudo </text:span>ssh -L 23:89.238.158.198:22 <text:a xlink:type="simple" xlink:href="mailto:vision@89.238.158.198" text:style-name="Internet_20_link" text:visited-style-name="Visited_20_Internet_20_Link">vision@89.238.158.198</text:a></text:p>
      <text:p text:style-name="P2"/>
      <text:p text:style-name="P2"/>
      <text:p text:style-name="P2"/>
      <text:p text:style-name="P2">----- <text:span text:style-name="T8">Orange ------</text:span></text:p>
      <text:p text:style-name="P13">ssh root@<text:span text:style-name="T10">178.128.47.41</text:span></text:p>
      <text:p text:style-name="P2"><text:a xlink:type="simple" xlink:href="mailto:19S!mple@M" text:style-name="Internet_20_link" text:visited-style-name="Visited_20_Internet_20_Link">19S!mple@M</text:a>!nds</text:p>
      <text:p text:style-name="P14">root</text:p>
      <text:p text:style-name="P14">m4S9l@0rA2g!20S9</text:p>
      <text:p text:style-name="P2"/>
      <text:p text:style-name="P2">-----<text:span text:style-name="T9">Green Wood ----</text:span></text:p>
      <text:p text:style-name="P2">IP : 46.101.73.190</text:p>
      <text:p text:style-name="P2">Password : <text:bookmark-start text:name="__DdeLink__120_3764564649"/>T3chn0l0gyt3l3c0m<text:bookmark-end text:name="__DdeLink__120_3764564649"/></text:p>
      <text:p text:style-name="P2">dcs.alert: <text:span text:style-name="T9">branch: seperateUIForGreenWoo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4:07:40.165496184</meta:creation-date>
    <dc:date>2020-07-30T17:27:17.040614631</dc:date>
    <meta:editing-duration>PT21H54M19S</meta:editing-duration>
    <meta:editing-cycles>31</meta:editing-cycles>
    <meta:generator>LibreOffice/6.4.4.2$Linux_X86_64 LibreOffice_project/40$Build-2</meta:generator>
    <meta:document-statistic meta:table-count="0" meta:image-count="0" meta:object-count="0" meta:page-count="1" meta:paragraph-count="37" meta:word-count="113" meta:character-count="1428" meta:non-whitespace-character-count="1349"/>
  </office:meta>
</office:document-meta>
</file>